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1.616cm" fo:margin-right="0cm" fo:margin-top="0cm" fo:margin-bottom="0cm" loext:contextual-spacing="false" fo:line-height="100%" fo:text-indent="0cm" style:auto-text-indent="false"/>
      <style:text-properties style:font-name="Times New Roman" officeooo:paragraph-rsid="000c3074" style:font-name-complex="Times New Roman1"/>
    </style:style>
    <style:style style:name="P2" style:family="paragraph" style:parent-style-name="HTML_20_Preformatted">
      <style:paragraph-properties fo:margin-left="1.616cm" fo:margin-right="0cm" fo:text-indent="0cm" style:auto-text-indent="false"/>
      <style:text-properties fo:color="#000000" style:font-name="Times New Roman" fo:font-size="11pt" officeooo:paragraph-rsid="000c3074" style:font-size-asian="11pt" style:font-name-complex="Times New Roman1" style:font-size-complex="11pt"/>
    </style:style>
    <style:style style:name="P3" style:family="paragraph" style:parent-style-name="HTML_20_Preformatted">
      <style:paragraph-properties fo:margin-left="1.616cm" fo:margin-right="0cm" fo:text-indent="0cm" style:auto-text-indent="false"/>
      <style:text-properties officeooo:paragraph-rsid="000c3074"/>
    </style:style>
    <style:style style:name="P4" style:family="paragraph" style:parent-style-name="HTML_20_Preformatted">
      <style:text-properties fo:color="#000000" style:font-name="Times New Roman" fo:font-size="11pt" officeooo:paragraph-rsid="000c3074" style:font-size-asian="11pt" style:font-name-complex="Times New Roman1" style:font-size-complex="11pt"/>
    </style:style>
    <style:style style:name="P5" style:family="paragraph" style:parent-style-name="HTML_20_Preformatted">
      <style:paragraph-properties fo:margin-left="0.635cm" fo:margin-right="0cm" fo:text-indent="0cm" style:auto-text-indent="false"/>
      <style:text-properties fo:color="#000000" style:font-name="Times New Roman" fo:font-size="11pt" officeooo:paragraph-rsid="000c3074" style:font-size-asian="11pt" style:font-name-complex="Times New Roman1" style:font-size-complex="11pt"/>
    </style:style>
    <style:style style:name="P6" style:family="paragraph" style:parent-style-name="HTML_20_Preformatted">
      <style:paragraph-properties fo:margin-left="0.635cm" fo:margin-right="0cm" fo:text-indent="0cm" style:auto-text-indent="false"/>
      <style:text-properties officeooo:paragraph-rsid="000c3074"/>
    </style:style>
    <style:style style:name="P7" style:family="paragraph" style:parent-style-name="List_20_Paragraph">
      <style:paragraph-properties fo:line-height="100%"/>
      <style:text-properties style:font-name="Times New Roman" fo:font-weight="bold" officeooo:paragraph-rsid="000c3074" style:font-weight-asian="bold" style:font-name-complex="Times New Roman1" style:font-weight-complex="bold"/>
    </style:style>
    <style:style style:name="P8" style:family="paragraph" style:parent-style-name="List_20_Paragraph">
      <style:paragraph-properties fo:margin-left="1.905cm" fo:margin-right="0cm" fo:line-height="100%" fo:text-indent="0cm" style:auto-text-indent="false"/>
      <style:text-properties officeooo:paragraph-rsid="000930ab"/>
    </style:style>
    <style:style style:name="P9" style:family="paragraph" style:parent-style-name="List_20_Paragraph">
      <style:paragraph-properties fo:margin-left="1.905cm" fo:margin-right="0cm" fo:line-height="100%" fo:text-indent="0cm" style:auto-text-indent="false"/>
      <style:text-properties style:font-name="Times New Roman" fo:font-weight="bold" officeooo:paragraph-rsid="000930ab" style:font-weight-asian="bold" style:font-name-complex="Times New Roman1" style:font-weight-complex="bold"/>
    </style:style>
    <style:style style:name="P10" style:family="paragraph" style:parent-style-name="List_20_Paragraph" style:list-style-name="WWNum8">
      <style:paragraph-properties fo:margin-top="0cm" fo:margin-bottom="0cm" loext:contextual-spacing="true" fo:line-height="100%"/>
      <style:text-properties officeooo:paragraph-rsid="000c3074"/>
    </style:style>
    <style:style style:name="P11" style:family="paragraph" style:parent-style-name="Standard">
      <style:paragraph-properties fo:line-height="100%"/>
      <style:text-properties officeooo:paragraph-rsid="000c3074"/>
    </style:style>
    <style:style style:name="P12" style:family="paragraph" style:parent-style-name="Standard">
      <style:paragraph-properties fo:line-height="100%"/>
      <style:text-properties style:font-name="Times New Roman" fo:font-weight="bold" officeooo:paragraph-rsid="000c3074" style:font-weight-asian="bold" style:font-name-complex="Times New Roman1" style:font-weight-complex="bold"/>
    </style:style>
    <style:style style:name="P13" style:family="paragraph" style:parent-style-name="Standard">
      <style:paragraph-properties fo:margin-left="1.905cm" fo:margin-right="0cm" fo:margin-top="0cm" fo:margin-bottom="0cm" loext:contextual-spacing="false" fo:line-height="100%" fo:text-indent="0cm" style:auto-text-indent="false"/>
      <style:text-properties style:font-name="Times New Roman" officeooo:paragraph-rsid="000930ab" style:font-name-complex="Times New Roman1"/>
    </style:style>
    <style:style style:name="P14" style:family="paragraph" style:parent-style-name="Standard">
      <style:paragraph-properties fo:margin-left="1.905cm" fo:margin-right="0cm" fo:margin-top="0cm" fo:margin-bottom="0cm" loext:contextual-spacing="false" fo:line-height="100%" fo:text-indent="0cm" style:auto-text-indent="false"/>
      <style:text-properties officeooo:paragraph-rsid="000930ab"/>
    </style:style>
    <style:style style:name="P15" style:family="paragraph" style:parent-style-name="Standard">
      <style:paragraph-properties fo:margin-left="1.905cm" fo:margin-right="0cm" fo:margin-top="0cm" fo:margin-bottom="0cm" loext:contextual-spacing="false" fo:line-height="100%" fo:text-indent="0cm" style:auto-text-indent="false"/>
      <style:text-properties fo:font-weight="bold" officeooo:rsid="000a56fa" officeooo:paragraph-rsid="000a56fa" style:font-weight-asian="bold" style:font-weight-complex="bold"/>
    </style:style>
    <style:style style:name="P16" style:family="paragraph" style:parent-style-name="Standard">
      <style:paragraph-properties fo:margin-left="1.905cm" fo:margin-right="0cm" fo:line-height="100%" fo:text-indent="0cm" style:auto-text-indent="false"/>
      <style:text-properties officeooo:paragraph-rsid="000930ab"/>
    </style:style>
    <style:style style:name="P17" style:family="paragraph" style:parent-style-name="Standard">
      <style:paragraph-properties fo:margin-left="1.905cm" fo:margin-right="0cm" fo:line-height="100%" fo:text-indent="0cm" style:auto-text-indent="false"/>
      <style:text-properties style:font-name="Times New Roman" officeooo:paragraph-rsid="000930ab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rsid="000a56fa" officeooo:paragraph-rsid="000a56fa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officeooo:rsid="000c3074" officeooo:paragraph-rsid="000c3074" style:font-weight-asian="bold" style:font-weight-complex="bold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0930ab" style:font-weight-asian="bold" style:font-name-complex="Times New Roman1" style:font-weight-complex="bold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fo:color="#000000" style:font-name="Times New Roman" fo:font-size="11pt" style:font-size-asian="11pt" style:font-name-complex="Times New Roman1" style:font-size-complex="11pt"/>
    </style:style>
    <style:style style:name="T5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DES </text:span><text:span text:style-name="T1">CODE:</text:span></text:p>
      <text:p text:style-name="P9"/>
      <text:p text:style-name="P16"><text:span text:style-name="T3">#include&lt;bits/stdc++.h&gt;</text:span></text:p>
      <text:p text:style-name="P16"><text:span text:style-name="T3">using namespace std;</text:span></text:p>
      <text:p text:style-name="P16"><text:span text:style-name="T3">int main() </text:span></text:p>
      <text:p text:style-name="P16"><text:span text:style-name="T3">{</text:span></text:p>
      <text:p text:style-name="P16"><text:span text:style-name="T3"><text:tab/>int Permutation[64] = {58, 50, 42, 34, 26, 18, 10, 2, 60, 52, 44, 36, 28, 20, 12, 4, 62, 54, 46, 38, 30, 22, 14, 6, 64, 56, 48, 40, 32, 24, 16, 8, 57, 49, 41, 33, 25, 17, 9, 1, 59, 51, 43, 35, 27, 19, 11, 3, 61, 53, 45, 37, 29, 21, 13, 5, 63, 55, 47, 39, 31, 23, 15, 7};</text:span></text:p>
      <text:p text:style-name="P17"/>
      <text:p text:style-name="P16"><text:span text:style-name="T3"><text:tab/>string M = "0123456789ABCDEF";</text:span></text:p>
      <text:p text:style-name="P17"/>
      <text:p text:style-name="P16"><text:span text:style-name="T3"><text:tab/>int K1[48] = {0, 0, 0, 1, 1, 0, 1, 1, 0, 0, 0, 0, 0, 0, 1, 0, 1, 1, 1, 1, 1, 1, 1, 1, 0, 0, 0, 1, 1, 1, 0, 0, 0, 0, 0, 1, 1, 1, 0, 0, 1, 0};</text:span></text:p>
      <text:p text:style-name="P17"/>
      <text:p text:style-name="P14"><text:span text:style-name="T3"><text:tab/>string hex[16] = {"0", "1", "2", "3", "4", "5", "6", "7", "8", "9", "A", "B", "C", "D", "E", "F"};</text:span></text:p>
      <text:p text:style-name="P13"/>
      <text:p text:style-name="P14"><text:span text:style-name="T3"><text:tab/>string bits[16] = {"0000", "0001", "0010", "0011", "0100", "0101", "0110", "0111", "1000", "1001", "1010", "1011", "1100", "1101", "1110", "1111"};</text:span></text:p>
      <text:p text:style-name="P14"><text:span text:style-name="T3"><text:tab/>int E_BIT_SELECTION_TABLE[48] = {32, 1, 2, 3, 4, 5, 4, 5, 6, 7, 8, 9, 8, 9, 10, 11, 12, 13, 12, 13, 14, 15, 16, 17, 16, 17, 18, 19, 20, 21, 20, 21, 22, 23, 24, 25, 24, 25, 26, 27, 28, 29, 28, 29, 30, 31, 32, 1};</text:span></text:p>
      <text:p text:style-name="P13"/>
      <text:p text:style-name="P14"><text:span text:style-name="T3"><text:tab/>string bin[(sizeof(M) / sizeof(M[0]))];</text:span></text:p>
      <text:p text:style-name="P13"/>
      <text:p text:style-name="P14"><text:span text:style-name="T3"><text:tab/>for (int i = 0; i &lt; (sizeof(M) / sizeof(M[0])); i++) {</text:span></text:p>
      <text:p text:style-name="P14"><text:span text:style-name="T3"><text:tab/><text:tab/>if (M[i] == '0') bin[i] = bits[0];</text:span></text:p>
      <text:p text:style-name="P14"><text:span text:style-name="T3"><text:tab/><text:tab/>if (M[i] == '1') bin[i] = bits[1];</text:span></text:p>
      <text:p text:style-name="P14"><text:span text:style-name="T3"><text:tab/><text:tab/>if (M[i] == '2') bin[i] = bits[2];</text:span></text:p>
      <text:p text:style-name="P14"><text:span text:style-name="T3"><text:tab/><text:tab/>if (M[i] == '3') bin[i] = bits[3];</text:span></text:p>
      <text:p text:style-name="P14"><text:span text:style-name="T3"><text:tab/><text:tab/>if (M[i] == '4') bin[i] = bits[4];</text:span></text:p>
      <text:p text:style-name="P14"><text:span text:style-name="T3"><text:tab/><text:tab/>if (M[i] == '5') bin[i] = bits[5];</text:span></text:p>
      <text:p text:style-name="P14"><text:span text:style-name="T3"><text:tab/><text:tab/>if (M[i] == '6') bin[i] = bits[6];</text:span></text:p>
      <text:p text:style-name="P14"><text:span text:style-name="T3"><text:tab/><text:tab/>if (M[i] == '7') bin[i] = bits[7];</text:span></text:p>
      <text:p text:style-name="P14"><text:span text:style-name="T3"><text:tab/><text:tab/>if (M[i] == '8') bin[i] = bits[8];</text:span></text:p>
      <text:p text:style-name="P14"><text:span text:style-name="T3"><text:tab/><text:tab/>if (M[i] == '9') bin[i] = bits[9];</text:span></text:p>
      <text:p text:style-name="P14"><text:span text:style-name="T3"><text:tab/><text:tab/>if (M[i] == 'A') bin[i] = bits[10];</text:span></text:p>
      <text:p text:style-name="P14"><text:span text:style-name="T3"><text:tab/><text:tab/>if (M[i] == 'B') bin[i] = bits[11];</text:span></text:p>
      <text:p text:style-name="P14"><text:span text:style-name="T3"><text:tab/><text:tab/>if (M[i] == 'C') bin[i] = bits[12];</text:span></text:p>
      <text:p text:style-name="P14"><text:span text:style-name="T3"><text:tab/><text:tab/>if (M[i] == 'D') bin[i] = bits[13];</text:span></text:p>
      <text:p text:style-name="P14"><text:span text:style-name="T3"><text:tab/><text:tab/>if (M[i] == 'E') bin[i] = bits[14];</text:span></text:p>
      <text:p text:style-name="P14"><text:span text:style-name="T3"><text:tab/><text:tab/>if (M[i] == 'F') bin[i] = bits[15];</text:span></text:p>
      <text:p text:style-name="P14"><text:span text:style-name="T3"><text:tab/>}</text:span></text:p>
      <text:p text:style-name="P13"/>
      <text:p text:style-name="P14"><text:span text:style-name="T3"><text:tab/>cout &lt;&lt; "\n\n\tM <text:s/>(64 bits) : ";</text:span></text:p>
      <text:p text:style-name="P14"><text:span text:style-name="T3"><text:tab/>for (int l = 0; l &lt; sizeof(M) / sizeof(M[0]); l++) cout &lt;&lt; bin[l] &lt;&lt; " ";</text:span></text:p>
      <text:p text:style-name="P13"/>
      <text:p text:style-name="P14"><text:span text:style-name="T3"><text:tab/>int IP_64[64];</text:span></text:p>
      <text:p text:style-name="P13"/>
      <text:p text:style-name="P13"/>
      <text:p text:style-name="P14"><text:span text:style-name="T3"><text:tab/>for (int kp = 0; kp &lt; 64; kp++) </text:span></text:p>
      <text:p text:style-name="P14"><text:soft-page-break/><text:span text:style-name="T3"><text:s text:c="4"/>{</text:span></text:p>
      <text:p text:style-name="P14"><text:span text:style-name="T3"><text:tab/>IP_64[kp] = int(bin[(Permutation[kp] - 1) / 4][Permutation[kp] % 4]) - 48;</text:span></text:p>
      <text:p text:style-name="P14"><text:span text:style-name="T3"><text:tab/>}</text:span></text:p>
      <text:p text:style-name="P13"/>
      <text:p text:style-name="P14"><text:span text:style-name="T3"><text:tab/>cout &lt;&lt; "\n\n\tIP (64 bits) : ";</text:span></text:p>
      <text:p text:style-name="P14"><text:span text:style-name="T3"><text:tab/>for (int l = 0; l &lt; 64; l++) </text:span></text:p>
      <text:p text:style-name="P14"><text:span text:style-name="T3"><text:s text:c="5"/>{</text:span></text:p>
      <text:p text:style-name="P14"><text:span text:style-name="T3"><text:tab/><text:tab/>if ((l + 1) % 4 != 0) cout &lt;&lt; IP_64[l];</text:span></text:p>
      <text:p text:style-name="P14"><text:span text:style-name="T3"><text:tab/><text:tab/>else cout &lt;&lt; IP_64[l] &lt;&lt; " ";</text:span></text:p>
      <text:p text:style-name="P14"><text:span text:style-name="T3"><text:tab/>}</text:span></text:p>
      <text:p text:style-name="P13"/>
      <text:p text:style-name="P14"><text:span text:style-name="T3"><text:tab/>int L0[32], R0[32];</text:span></text:p>
      <text:p text:style-name="P13"/>
      <text:p text:style-name="P14"><text:span text:style-name="T3"><text:tab/>int it = 0;</text:span></text:p>
      <text:p text:style-name="P14"><text:span text:style-name="T3"><text:tab/>for (int cd = 0; cd &lt; 32; cd++) </text:span></text:p>
      <text:p text:style-name="P14"><text:span text:style-name="T3"><text:s text:c="5"/>{</text:span></text:p>
      <text:p text:style-name="P14"><text:span text:style-name="T3"><text:tab/><text:tab/>L0[cd] = IP_64[it++];</text:span></text:p>
      <text:p text:style-name="P14"><text:span text:style-name="T3"><text:tab/>}</text:span></text:p>
      <text:p text:style-name="P14"><text:span text:style-name="T3"><text:tab/>for (int cd = 0; cd &lt; 32; cd++) </text:span></text:p>
      <text:p text:style-name="P14"><text:span text:style-name="T3"><text:s text:c="5"/>{</text:span></text:p>
      <text:p text:style-name="P14"><text:span text:style-name="T3"><text:tab/><text:tab/>R0[cd] = IP_64[it++];</text:span></text:p>
      <text:p text:style-name="P14"><text:span text:style-name="T3"><text:tab/>}</text:span></text:p>
      <text:p text:style-name="P13"/>
      <text:p text:style-name="P14"><text:span text:style-name="T3"><text:tab/>cout &lt;&lt; "\n\n\tL0 (32 bits) : ";</text:span></text:p>
      <text:p text:style-name="P14"><text:span text:style-name="T3"><text:tab/>for (int l = 0; l &lt; 32; l++) </text:span></text:p>
      <text:p text:style-name="P14"><text:span text:style-name="T3"><text:s text:c="5"/>{</text:span></text:p>
      <text:p text:style-name="P14"><text:span text:style-name="T3"><text:tab/><text:tab/>if ((l + 1) % 4 != 0) cout &lt;&lt; L0[l];</text:span></text:p>
      <text:p text:style-name="P14"><text:span text:style-name="T3"><text:tab/><text:tab/>else cout &lt;&lt; L0[l] &lt;&lt; " ";</text:span></text:p>
      <text:p text:style-name="P14"><text:span text:style-name="T3"><text:tab/>}</text:span></text:p>
      <text:p text:style-name="P13"/>
      <text:p text:style-name="P14"><text:span text:style-name="T3"><text:tab/>cout &lt;&lt; "\n\n\tR0 (32 bits) : ";</text:span></text:p>
      <text:p text:style-name="P14"><text:span text:style-name="T3"><text:tab/>for (int l = 0; l &lt; 32; l++) </text:span></text:p>
      <text:p text:style-name="P14"><text:span text:style-name="T3"><text:s text:c="5"/>{</text:span></text:p>
      <text:p text:style-name="P14"><text:span text:style-name="T3"><text:tab/><text:tab/>if ((l + 1) % 4 != 0) cout &lt;&lt; R0[l];</text:span></text:p>
      <text:p text:style-name="P14"><text:span text:style-name="T3"><text:tab/><text:tab/>else cout &lt;&lt; R0[l] &lt;&lt; " ";</text:span></text:p>
      <text:p text:style-name="P14"><text:span text:style-name="T3"><text:tab/>}</text:span></text:p>
      <text:p text:style-name="P13"/>
      <text:p text:style-name="P14"><text:span text:style-name="T3"><text:tab/>int R0_48[48];</text:span></text:p>
      <text:p text:style-name="P14"><text:span text:style-name="T3"><text:tab/>int L0_48[48];</text:span></text:p>
      <text:p text:style-name="P13"/>
      <text:p text:style-name="P14"><text:span text:style-name="T3"><text:tab/>for (int x = 0; x &lt; 48; x++) </text:span></text:p>
      <text:p text:style-name="P14"><text:span text:style-name="T3"><text:s text:c="5"/>{</text:span></text:p>
      <text:p text:style-name="P14"><text:span text:style-name="T3"><text:tab/><text:tab/>L0_48[x] = L0[E_BIT_SELECTION_TABLE[x] - 1];</text:span></text:p>
      <text:p text:style-name="P14"><text:span text:style-name="T3"><text:tab/><text:tab/>R0_48[x] = R0[E_BIT_SELECTION_TABLE[x] - 1];</text:span></text:p>
      <text:p text:style-name="P14"><text:span text:style-name="T3"><text:tab/>}</text:span></text:p>
      <text:p text:style-name="P13"/>
      <text:p text:style-name="P14"><text:span text:style-name="T3"><text:tab/>cout &lt;&lt; "\n\n\tL0 (48 bits) : ";</text:span></text:p>
      <text:p text:style-name="P14"><text:span text:style-name="T3"><text:tab/>for (int l = 0; l &lt; 48; l++) </text:span></text:p>
      <text:p text:style-name="P14"><text:span text:style-name="T3"><text:s text:c="5"/>{</text:span></text:p>
      <text:p text:style-name="P14"><text:span text:style-name="T3"><text:tab/><text:tab/>if ((l + 1) % 4 != 0) cout &lt;&lt; L0_48[l];</text:span></text:p>
      <text:p text:style-name="P14"><text:span text:style-name="T3"><text:tab/><text:tab/>else cout &lt;&lt; L0_48[l] &lt;&lt; " ";</text:span></text:p>
      <text:p text:style-name="P14"><text:span text:style-name="T3"><text:tab/>}</text:span></text:p>
      <text:p text:style-name="P13"><text:soft-page-break/></text:p>
      <text:p text:style-name="P14"><text:span text:style-name="T3"><text:tab/>cout &lt;&lt; "\n\n\tR0 (48 bits) : ";</text:span></text:p>
      <text:p text:style-name="P14"><text:span text:style-name="T3"><text:tab/>for (int l = 0; l &lt; 48; l++) </text:span></text:p>
      <text:p text:style-name="P14"><text:span text:style-name="T3"><text:s text:c="5"/>{</text:span></text:p>
      <text:p text:style-name="P14"><text:span text:style-name="T3"><text:tab/><text:tab/>if ((l + 1) % 4 != 0) cout &lt;&lt; R0_48[l];</text:span></text:p>
      <text:p text:style-name="P14"><text:span text:style-name="T3"><text:tab/><text:tab/>else cout &lt;&lt; R0_48[l] &lt;&lt; " ";</text:span></text:p>
      <text:p text:style-name="P14"><text:span text:style-name="T3"><text:tab/>}</text:span></text:p>
      <text:p text:style-name="P13"/>
      <text:p text:style-name="P14"><text:span text:style-name="T3"><text:tab/>cout &lt;&lt; endl &lt;&lt; endl;</text:span></text:p>
      <text:p text:style-name="P13"/>
      <text:p text:style-name="P14"><text:span text:style-name="T3"><text:tab/>return 0;</text:span></text:p>
      <text:p text:style-name="P14"><text:span text:style-name="T3">}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5"><text:span text:style-name="T3"/></text:p>
      <text:p text:style-name="P15"><text:span text:style-name="T3">RSA:</text:span></text:p>
      <text:p text:style-name="P15"><text:span text:style-name="T3"/></text:p>
      <text:p text:style-name="P15"><text:span text:style-name="Source_20_Text">#include&lt;stdio.h&gt; </text:span></text:p>
      <text:p text:style-name="Standard"><text:span text:style-name="Source_20_Text">#include&lt;math.h&gt; </text:span></text:p>
      <text:p text:style-name="Standard"><text:span text:style-name="Source_20_Text"> </text:span> </text:p>
      <text:p text:style-name="Standard"><text:span text:style-name="Source_20_Text">// Returns gcd of a and b </text:span></text:p>
      <text:p text:style-name="Standard"><text:span text:style-name="Source_20_Text">int</text:span> <text:span text:style-name="Source_20_Text">gcd(int</text:span> <text:span text:style-name="Source_20_Text">a, int</text:span> <text:span text:style-name="Source_20_Text">h) </text:span></text:p>
      <text:p text:style-name="Standard"><text:span text:style-name="Source_20_Text">{ </text:span></text:p>
      <text:p text:style-name="Standard"><text:span text:style-name="Source_20_Text">    int</text:span> <text:span text:style-name="Source_20_Text">temp; </text:span></text:p>
      <text:p text:style-name="Standard"><text:span text:style-name="Source_20_Text">    while</text:span> <text:span text:style-name="Source_20_Text">(1) </text:span></text:p>
      <text:p text:style-name="Standard"><text:span text:style-name="Source_20_Text">    { </text:span></text:p>
      <text:p text:style-name="Standard"><text:span text:style-name="Source_20_Text">        temp = a%h; </text:span></text:p>
      <text:p text:style-name="Standard"><text:span text:style-name="Source_20_Text">        if</text:span> <text:span text:style-name="Source_20_Text">(temp == 0) </text:span></text:p>
      <text:p text:style-name="Standard"><text:span text:style-name="Source_20_Text">          return</text:span> <text:span text:style-name="Source_20_Text">h; </text:span></text:p>
      <text:p text:style-name="Standard"><text:span text:style-name="Source_20_Text">        a = h; </text:span></text:p>
      <text:p text:style-name="Standard"><text:span text:style-name="Source_20_Text">        h = temp; </text:span></text:p>
      <text:p text:style-name="Standard"><text:span text:style-name="Source_20_Text">    } </text:span></text:p>
      <text:p text:style-name="Standard"><text:span text:style-name="Source_20_Text">} </text:span></text:p>
      <text:p text:style-name="Standard"><text:span text:style-name="Source_20_Text"> </text:span> </text:p>
      <text:p text:style-name="Standard"><text:span text:style-name="Source_20_Text">// Code to demonstrate RSA algorithm </text:span></text:p>
      <text:p text:style-name="Standard"><text:span text:style-name="Source_20_Text">int</text:span> <text:span text:style-name="Source_20_Text">main() </text:span></text:p>
      <text:p text:style-name="Standard"><text:span text:style-name="Source_20_Text">{ </text:span></text:p>
      <text:p text:style-name="Standard"><text:span text:style-name="Source_20_Text">    // Two random prime numbers </text:span></text:p>
      <text:p text:style-name="Standard"><text:span text:style-name="Source_20_Text">    double</text:span> <text:span text:style-name="Source_20_Text">p = 3; </text:span></text:p>
      <text:p text:style-name="Standard"><text:span text:style-name="Source_20_Text">    double</text:span> <text:span text:style-name="Source_20_Text">q = 7; </text:span></text:p>
      <text:p text:style-name="Standard"><text:span text:style-name="Source_20_Text"> </text:span> </text:p>
      <text:p text:style-name="Standard"><text:span text:style-name="Source_20_Text">    // First part of public key: </text:span></text:p>
      <text:p text:style-name="Standard"><text:span text:style-name="Source_20_Text">    double</text:span> <text:span text:style-name="Source_20_Text">n = p*q; </text:span></text:p>
      <text:p text:style-name="Standard"><text:span text:style-name="Source_20_Text"> </text:span> </text:p>
      <text:p text:style-name="Standard"><text:span text:style-name="Source_20_Text">    // Finding other part of public key. </text:span></text:p>
      <text:p text:style-name="Standard"><text:span text:style-name="Source_20_Text">    // e stands for encrypt </text:span></text:p>
      <text:p text:style-name="Standard"><text:span text:style-name="Source_20_Text">    double</text:span> <text:span text:style-name="Source_20_Text">e = 2; </text:span></text:p>
      <text:p text:style-name="Standard"><text:span text:style-name="Source_20_Text">    double</text:span> <text:span text:style-name="Source_20_Text">phi = (p-1)*(q-1); </text:span></text:p>
      <text:p text:style-name="Standard"><text:span text:style-name="Source_20_Text">    while</text:span> <text:span text:style-name="Source_20_Text">(e &lt; phi) </text:span></text:p>
      <text:p text:style-name="Standard"><text:span text:style-name="Source_20_Text">    { </text:span></text:p>
      <text:p text:style-name="Standard"><text:soft-page-break/><text:span text:style-name="Source_20_Text">        // e must be co-prime to phi and </text:span></text:p>
      <text:p text:style-name="Standard"><text:span text:style-name="Source_20_Text">        // smaller than phi. </text:span></text:p>
      <text:p text:style-name="Standard"><text:span text:style-name="Source_20_Text">        if</text:span> <text:span text:style-name="Source_20_Text">(gcd(e, phi)==1) </text:span></text:p>
      <text:p text:style-name="Standard"><text:span text:style-name="Source_20_Text">            break; </text:span></text:p>
      <text:p text:style-name="Standard"><text:span text:style-name="Source_20_Text">        else</text:span></text:p>
      <text:p text:style-name="Standard"><text:span text:style-name="Source_20_Text">            e++; </text:span></text:p>
      <text:p text:style-name="Standard"><text:span text:style-name="Source_20_Text">    } </text:span></text:p>
      <text:p text:style-name="Standard"><text:span text:style-name="Source_20_Text"> </text:span> </text:p>
      <text:p text:style-name="Standard"><text:span text:style-name="Source_20_Text">    // Private key (d stands for decrypt) </text:span></text:p>
      <text:p text:style-name="Standard"><text:span text:style-name="Source_20_Text">    // choosing d such that it satisfies </text:span></text:p>
      <text:p text:style-name="Standard"><text:span text:style-name="Source_20_Text">    // d*e = 1 + k * totient </text:span></text:p>
      <text:p text:style-name="Standard"><text:span text:style-name="Source_20_Text">    int</text:span> <text:span text:style-name="Source_20_Text">k = 2;  // A constant value </text:span></text:p>
      <text:p text:style-name="Standard"><text:span text:style-name="Source_20_Text">    double</text:span> <text:span text:style-name="Source_20_Text">d = (1 + (k*phi))/e; </text:span></text:p>
      <text:p text:style-name="Standard"><text:span text:style-name="Source_20_Text"> </text:span> </text:p>
      <text:p text:style-name="Standard"><text:span text:style-name="Source_20_Text">    // Message to be encrypted </text:span></text:p>
      <text:p text:style-name="Standard"><text:span text:style-name="Source_20_Text">    double</text:span> <text:span text:style-name="Source_20_Text">msg = 20; </text:span></text:p>
      <text:p text:style-name="Standard"><text:span text:style-name="Source_20_Text"> </text:span> </text:p>
      <text:p text:style-name="Standard"><text:span text:style-name="Source_20_Text">    printf("Message data = %lf", msg); </text:span></text:p>
      <text:p text:style-name="Standard"><text:span text:style-name="Source_20_Text"> </text:span> </text:p>
      <text:p text:style-name="Standard"><text:span text:style-name="Source_20_Text">    // Encryption c = (msg ^ e) % n </text:span></text:p>
      <text:p text:style-name="Standard"><text:span text:style-name="Source_20_Text">    double</text:span> <text:span text:style-name="Source_20_Text">c = pow(msg, e); </text:span></text:p>
      <text:p text:style-name="Standard"><text:span text:style-name="Source_20_Text">    c = fmod(c, n); </text:span></text:p>
      <text:p text:style-name="Standard"><text:span text:style-name="Source_20_Text">    printf("\nEncrypted data = %lf", c); </text:span></text:p>
      <text:p text:style-name="Standard"><text:span text:style-name="Source_20_Text"> </text:span> </text:p>
      <text:p text:style-name="Standard"><text:span text:style-name="Source_20_Text">    // Decryption m = (c ^ d) % n </text:span></text:p>
      <text:p text:style-name="Standard"><text:span text:style-name="Source_20_Text">    double</text:span> <text:span text:style-name="Source_20_Text">m = pow(c, d); </text:span></text:p>
      <text:p text:style-name="Standard"><text:span text:style-name="Source_20_Text">    m = fmod(m, n); </text:span></text:p>
      <text:p text:style-name="Standard"><text:span text:style-name="Source_20_Text">    printf("\nOriginal Message Sent = %lf", m); </text:span></text:p>
      <text:p text:style-name="Standard"><text:span text:style-name="Source_20_Text"> </text:span> </text:p>
      <text:p text:style-name="Standard"><text:span text:style-name="Source_20_Text">    return</text:span> <text:span text:style-name="Source_20_Text">0; </text:span></text:p>
      <text:p text:style-name="Standard"><text:span text:style-name="Source_20_Text">} </text:span></text:p>
      <text:p text:style-name="P15"><text:span text:style-name="T3"/></text:p>
      <text:p text:style-name="P19"><text:span text:style-name="T3">DEFFIEE</text:span></text:p>
      <text:p text:style-name="P18"><text:span text:style-name="T3"/></text:p>
      <text:p text:style-name="P11"><text:span text:style-name="T1">CODE:</text:span></text:p>
      <text:p text:style-name="P12"/>
      <text:list xml:id="list1014927539" text:style-name="WWNum8">
        <text:list-item>
          <text:p text:style-name="P10"><text:span text:style-name="T1">Client Side</text:span></text:p>
        </text:list-item>
      </text:list>
      <text:p text:style-name="P7"/>
      <text:p text:style-name="P6"><text:span text:style-name="T4">#include &lt;stdio.h&gt;</text:span></text:p>
      <text:p text:style-name="P6"><text:span text:style-name="T4">#include &lt;stdlib.h&gt;</text:span></text:p>
      <text:p text:style-name="P6"><text:span text:style-name="T4">#include &lt;time.h&gt;</text:span></text:p>
      <text:p text:style-name="P6"><text:span text:style-name="T4">#include &lt;string.h&gt;</text:span></text:p>
      <text:p text:style-name="P6"><text:span text:style-name="T4">#include &lt;limits.h&gt;</text:span></text:p>
      <text:p text:style-name="P6"><text:span text:style-name="T4">#include &lt;sys/socket.h&gt;</text:span></text:p>
      <text:p text:style-name="P6"><text:span text:style-name="T4">#include &lt;sys/types.h&gt;</text:span></text:p>
      <text:p text:style-name="P6"><text:span text:style-name="T4">#include &lt;arpa/inet.h&gt;</text:span></text:p>
      <text:p text:style-name="P6"><text:span text:style-name="T4">#include &lt;unistd.h&gt;</text:span></text:p>
      <text:p text:style-name="P6"><text:span text:style-name="T4">#include &lt;math.h&gt;</text:span></text:p>
      <text:p text:style-name="P6"><text:span text:style-name="T4">#include &lt;ctype.h&gt;</text:span></text:p>
      <text:p text:style-name="P5"/>
      <text:p text:style-name="P6"><text:span text:style-name="T4">#define SERV_PORT 19000</text:span></text:p>
      <text:p text:style-name="P6"><text:span text:style-name="T4">#define MAX_LEN 1024</text:span></text:p>
      <text:p text:style-name="P6"><text:soft-page-break/><text:span text:style-name="T4">#define MAXSIZE 1000000</text:span></text:p>
      <text:p text:style-name="P6"><text:span text:style-name="T4">#define CAESAR_MOD 41</text:span></text:p>
      <text:p text:style-name="P6"><text:span text:style-name="T4">#define M_ITERATION 15</text:span></text:p>
      <text:p text:style-name="P5"/>
      <text:p text:style-name="P6"><text:span text:style-name="T4">typedef struct GlobalInfo {</text:span></text:p>
      <text:p text:style-name="P6"><text:span text:style-name="T4"><text:tab/>int prime;</text:span></text:p>
      <text:p text:style-name="P6"><text:span text:style-name="T4"><text:tab/>int generator;</text:span></text:p>
      <text:p text:style-name="P6"><text:span text:style-name="T4">} GlobalInfo;</text:span></text:p>
      <text:p text:style-name="P5"/>
      <text:p text:style-name="P6"><text:span text:style-name="T4">/* Function to compute (a ^ b) mod p */</text:span></text:p>
      <text:p text:style-name="P6"><text:span text:style-name="T4">int compute_exp_modulo(int a, int b, int p) {</text:span></text:p>
      <text:p text:style-name="P6"><text:span text:style-name="T4"><text:tab/>long long x = 1, y = a;</text:span></text:p>
      <text:p text:style-name="P6"><text:span text:style-name="T4"><text:tab/>while (b &gt; 0) {</text:span></text:p>
      <text:p text:style-name="P6"><text:span text:style-name="T4"><text:tab/><text:tab/>if (b % 2 == 1)</text:span></text:p>
      <text:p text:style-name="P6"><text:span text:style-name="T4"><text:tab/><text:tab/><text:tab/>x = (x * y) % p;</text:span></text:p>
      <text:p text:style-name="P6"><text:span text:style-name="T4"><text:tab/><text:tab/>y = (y * y) % p;</text:span></text:p>
      <text:p text:style-name="P6"><text:span text:style-name="T4"><text:tab/><text:tab/>b /= 2;</text:span></text:p>
      <text:p text:style-name="P6"><text:span text:style-name="T4"><text:tab/>}</text:span></text:p>
      <text:p text:style-name="P6"><text:span text:style-name="T4"><text:tab/>return (int)(x % p);</text:span></text:p>
      <text:p text:style-name="P6"><text:span text:style-name="T4">}</text:span></text:p>
      <text:p text:style-name="P5"/>
      <text:p text:style-name="P6"><text:span text:style-name="T4">/* Function to check primality of random generated numbers using Miller-Rabin Test */</text:span></text:p>
      <text:p text:style-name="P6"><text:span text:style-name="T4">int MillerRabinTest(int value, int iteration) {</text:span></text:p>
      <text:p text:style-name="P6"><text:span text:style-name="T4"><text:tab/>if (value &lt; 2)</text:span></text:p>
      <text:p text:style-name="P6"><text:span text:style-name="T4"><text:tab/><text:tab/>return 0;</text:span></text:p>
      <text:p text:style-name="P6"><text:span text:style-name="T4"><text:tab/>int q = value - 1, k = 0;</text:span></text:p>
      <text:p text:style-name="P6"><text:span text:style-name="T4"><text:tab/>while (!(q % 2)) {</text:span></text:p>
      <text:p text:style-name="P6"><text:span text:style-name="T4"><text:tab/><text:tab/>q /= 2;</text:span></text:p>
      <text:p text:style-name="P6"><text:span text:style-name="T4"><text:tab/><text:tab/>k++;</text:span></text:p>
      <text:p text:style-name="P6"><text:span text:style-name="T4"><text:tab/>}</text:span></text:p>
      <text:p text:style-name="P6"><text:span text:style-name="T4"><text:tab/>for (int i = 0; i &lt; iteration; i++) {</text:span></text:p>
      <text:p text:style-name="P6"><text:span text:style-name="T4"><text:tab/><text:tab/>int a = rand() % (value - 1) + 1;</text:span></text:p>
      <text:p text:style-name="P6"><text:span text:style-name="T4"><text:tab/><text:tab/>int current = q;</text:span></text:p>
      <text:p text:style-name="P6"><text:span text:style-name="T4"><text:tab/><text:tab/>int flag = 1;</text:span></text:p>
      <text:p text:style-name="P6"><text:span text:style-name="T4"><text:tab/><text:tab/>int mod_result = compute_exp_modulo(a, current, value);</text:span></text:p>
      <text:p text:style-name="P6"><text:span text:style-name="T4"><text:tab/><text:tab/>for (int i = 1; i &lt;= k; i++) {</text:span></text:p>
      <text:p text:style-name="P6"><text:span text:style-name="T4"><text:tab/><text:tab/><text:tab/>if (mod_result == 1 || mod_result == value - 1) {</text:span></text:p>
      <text:p text:style-name="P6"><text:span text:style-name="T4"><text:tab/><text:tab/><text:tab/><text:tab/>flag = 0;</text:span></text:p>
      <text:p text:style-name="P6"><text:span text:style-name="T4"><text:tab/><text:tab/><text:tab/><text:tab/>break;</text:span></text:p>
      <text:p text:style-name="P6"><text:span text:style-name="T4"><text:tab/><text:tab/><text:tab/>}</text:span></text:p>
      <text:p text:style-name="P6"><text:span text:style-name="T4"><text:tab/><text:tab/><text:tab/>mod_result = (int)((long long)mod_result * mod_result % value);</text:span></text:p>
      <text:p text:style-name="P6"><text:span text:style-name="T4"><text:tab/><text:tab/>}</text:span></text:p>
      <text:p text:style-name="P6"><text:span text:style-name="T4"><text:tab/><text:tab/>if (flag)</text:span></text:p>
      <text:p text:style-name="P6"><text:span text:style-name="T4"><text:tab/><text:tab/><text:tab/>return 0;</text:span></text:p>
      <text:p text:style-name="P6"><text:span text:style-name="T4"><text:tab/>}</text:span></text:p>
      <text:p text:style-name="P6"><text:span text:style-name="T4"><text:tab/>return 1;</text:span></text:p>
      <text:p text:style-name="P6"><text:span text:style-name="T4">}</text:span></text:p>
      <text:p text:style-name="P5"/>
      <text:p text:style-name="P6"><text:span text:style-name="T4">/* Generate a prime number that is going to be shared </text:span></text:p>
      <text:p text:style-name="P6"><text:span text:style-name="T4"><text:s/>* globally between client and server</text:span></text:p>
      <text:p text:style-name="P6"><text:span text:style-name="T4"><text:s/>*/</text:span></text:p>
      <text:p text:style-name="P6"><text:span text:style-name="T4">int GeneratePrime() {</text:span></text:p>
      <text:p text:style-name="P6"><text:span text:style-name="T4"><text:tab/>printf("* Running Miller-Rabin test to find a large prime number...\n\n");</text:span></text:p>
      <text:p text:style-name="P6"><text:span text:style-name="T4"><text:tab/>srand(time(NULL));</text:span></text:p>
      <text:p text:style-name="P6"><text:span text:style-name="T4"><text:tab/>while(1) {</text:span></text:p>
      <text:p text:style-name="P6"><text:span text:style-name="T4"><text:tab/><text:tab/>int current_value = rand() % INT_MAX;</text:span></text:p>
      <text:p text:style-name="P6"><text:span text:style-name="T4"><text:tab/><text:tab/>if (!(current_value % 2))</text:span></text:p>
      <text:p text:style-name="P6"><text:soft-page-break/><text:span text:style-name="T4"><text:tab/><text:tab/><text:tab/>current_value++;</text:span></text:p>
      <text:p text:style-name="P6"><text:span text:style-name="T4"><text:tab/><text:tab/>if (MillerRabinTest(current_value, M_ITERATION) == 1)</text:span></text:p>
      <text:p text:style-name="P6"><text:span text:style-name="T4"><text:tab/><text:tab/><text:tab/>return current_value;</text:span></text:p>
      <text:p text:style-name="P6"><text:span text:style-name="T4"><text:tab/>}</text:span></text:p>
      <text:p text:style-name="P6"><text:span text:style-name="T4">}</text:span></text:p>
      <text:p text:style-name="P5"/>
      <text:p text:style-name="P6"><text:span text:style-name="T4">/* Generate the primitive root by checking for random numbers */</text:span></text:p>
      <text:p text:style-name="P6"><text:span text:style-name="T4">int GeneratePrimitiveRoot(int p) {</text:span></text:p>
      <text:p text:style-name="P6"><text:span text:style-name="T4"><text:tab/>/* Construct sieve of primes */</text:span></text:p>
      <text:p text:style-name="P6"><text:span text:style-name="T4"><text:tab/>int sieve[MAXSIZE];</text:span></text:p>
      <text:p text:style-name="P6"><text:span text:style-name="T4"><text:tab/>memset(sieve, 0, sizeof(sieve));</text:span></text:p>
      <text:p text:style-name="P6"><text:span text:style-name="T4"><text:tab/>sieve[0] = sieve[1] = 1;</text:span></text:p>
      <text:p text:style-name="P6"><text:span text:style-name="T4"><text:tab/>for (int i = 4; i &lt; MAXSIZE; i += 2)</text:span></text:p>
      <text:p text:style-name="P6"><text:span text:style-name="T4"><text:tab/><text:tab/>sieve[i] = 1;</text:span></text:p>
      <text:p text:style-name="P6"><text:span text:style-name="T4"><text:tab/>for (int i = 3; i &lt; MAXSIZE; i += 2) {</text:span></text:p>
      <text:p text:style-name="P6"><text:span text:style-name="T4"><text:tab/><text:tab/>if (!sieve[i]) {</text:span></text:p>
      <text:p text:style-name="P6"><text:span text:style-name="T4"><text:tab/><text:tab/><text:tab/>for (int j = 2 * i; j &lt; MAXSIZE; j += i)</text:span></text:p>
      <text:p text:style-name="P6"><text:span text:style-name="T4"><text:tab/><text:tab/><text:tab/><text:tab/>sieve[j] = 1;</text:span></text:p>
      <text:p text:style-name="P6"><text:span text:style-name="T4"><text:tab/><text:tab/>}</text:span></text:p>
      <text:p text:style-name="P6"><text:span text:style-name="T4"><text:tab/>}</text:span></text:p>
      <text:p text:style-name="P6"><text:span text:style-name="T4"><text:tab/>while (1) {</text:span></text:p>
      <text:p text:style-name="P6"><text:span text:style-name="T4"><text:tab/><text:tab/>int a = rand() % (p - 2) + 2;</text:span></text:p>
      <text:p text:style-name="P6"><text:span text:style-name="T4"><text:tab/><text:tab/>int phi = p - 1, flag = 1, root = sqrt(phi);</text:span></text:p>
      <text:p text:style-name="P6"><text:span text:style-name="T4"><text:tab/><text:tab/>for (int i = 2; i &lt;= root; i++) {</text:span></text:p>
      <text:p text:style-name="P6"><text:span text:style-name="T4"><text:tab/><text:tab/><text:tab/>if (!sieve[i] &amp;&amp; !(phi % i)) {</text:span></text:p>
      <text:p text:style-name="P6"><text:span text:style-name="T4"><text:tab/><text:tab/><text:tab/><text:tab/>int mod_result = compute_exp_modulo(a, phi / i, p);</text:span></text:p>
      <text:p text:style-name="P6"><text:span text:style-name="T4"><text:tab/><text:tab/><text:tab/><text:tab/>if (mod_result == 1) {</text:span></text:p>
      <text:p text:style-name="P6"><text:span text:style-name="T4"><text:tab/><text:tab/><text:tab/><text:tab/><text:tab/>flag = 0;</text:span></text:p>
      <text:p text:style-name="P6"><text:span text:style-name="T4"><text:tab/><text:tab/><text:tab/><text:tab/><text:tab/>break;</text:span></text:p>
      <text:p text:style-name="P6"><text:span text:style-name="T4"><text:tab/><text:tab/><text:tab/><text:tab/>}</text:span></text:p>
      <text:p text:style-name="P6"><text:span text:style-name="T4"><text:tab/><text:tab/>if (MillerRabinTest(phi / i, M_ITERATION) &amp;&amp; !(phi % (phi / i))) {</text:span></text:p>
      <text:p text:style-name="P6"><text:span text:style-name="T4"><text:tab/><text:tab/>int mod_result = compute_exp_modulo(a, phi / (phi / i), p);</text:span></text:p>
      <text:p text:style-name="P6"><text:span text:style-name="T4"><text:tab/><text:tab/><text:tab/><text:tab/><text:tab/>if (mod_result == 1) {</text:span></text:p>
      <text:p text:style-name="P6"><text:span text:style-name="T4"><text:tab/><text:tab/><text:tab/><text:tab/><text:tab/><text:tab/>flag = 0;</text:span></text:p>
      <text:p text:style-name="P6"><text:span text:style-name="T4"><text:tab/><text:tab/><text:tab/><text:tab/><text:tab/><text:tab/>break;</text:span></text:p>
      <text:p text:style-name="P6"><text:span text:style-name="T4"><text:tab/><text:tab/><text:tab/><text:tab/><text:tab/>}</text:span></text:p>
      <text:p text:style-name="P6"><text:span text:style-name="T4"><text:tab/><text:tab/><text:tab/><text:tab/>}</text:span></text:p>
      <text:p text:style-name="P6"><text:span text:style-name="T4"><text:tab/><text:tab/><text:tab/>}</text:span></text:p>
      <text:p text:style-name="P6"><text:span text:style-name="T4"><text:tab/><text:tab/>}</text:span></text:p>
      <text:p text:style-name="P6"><text:span text:style-name="T4"><text:tab/><text:tab/>if (flag) </text:span></text:p>
      <text:p text:style-name="P6"><text:span text:style-name="T4"><text:tab/><text:tab/>return a;</text:span></text:p>
      <text:p text:style-name="P6"><text:span text:style-name="T4"><text:tab/>}</text:span></text:p>
      <text:p text:style-name="P6"><text:span text:style-name="T4">}</text:span></text:p>
      <text:p text:style-name="P5"/>
      <text:p text:style-name="P6"><text:span text:style-name="T4">/* Convert character to encrypted character */</text:span></text:p>
      <text:p text:style-name="P6"><text:span text:style-name="T4">char caesar_encrypt(char c, int key) {</text:span></text:p>
      <text:p text:style-name="P6"><text:span text:style-name="T4"><text:tab/>char dict[] = {' ','A','B','C','D','E','F','G','H','I','J','K','L','M','N',</text:span></text:p>
      <text:p text:style-name="P6"><text:span text:style-name="T4"><text:tab/><text:tab/><text:tab/><text:tab/><text:tab/><text:tab/><text:tab/><text:tab/>'O','P','Q','R','S','T','U','V','W','X','Y','Z',',','.',</text:span></text:p>
      <text:p text:style-name="P6"><text:span text:style-name="T4"><text:tab/><text:tab/><text:tab/><text:tab/><text:tab/><text:tab/><text:tab/><text:tab/>'?','0','1','2','3','4','5','6','7','8','9','!'};</text:span></text:p>
      <text:p text:style-name="P6"><text:span text:style-name="T4"><text:tab/>for (int i = 0; i &lt; CAESAR_MOD; i++) {</text:span></text:p>
      <text:p text:style-name="P6"><text:span text:style-name="T4"><text:tab/><text:tab/>if (dict[i] == c) </text:span></text:p>
      <text:p text:style-name="P6"><text:span text:style-name="T4"><text:tab/><text:tab/><text:tab/>return dict[(i + key) % CAESAR_MOD];</text:span></text:p>
      <text:p text:style-name="P6"><text:span text:style-name="T4"><text:tab/>}</text:span></text:p>
      <text:p text:style-name="P6"><text:span text:style-name="T4"><text:tab/>return c;</text:span></text:p>
      <text:p text:style-name="P6"><text:span text:style-name="T4">}</text:span></text:p>
      <text:p text:style-name="P5"><text:soft-page-break/></text:p>
      <text:p text:style-name="P6"><text:span text:style-name="T4">void send_message(int sockfd, char message[MAX_LEN], int len) {</text:span></text:p>
      <text:p text:style-name="P6"><text:span text:style-name="T4"><text:tab/>int n_sent = 0;</text:span></text:p>
      <text:p text:style-name="P6"><text:span text:style-name="T4"><text:tab/>while (n_sent &lt; len) {</text:span></text:p>
      <text:p text:style-name="P6"><text:span text:style-name="T4"><text:tab/><text:tab/>int temp;</text:span></text:p>
      <text:p text:style-name="P6"><text:span text:style-name="T4"><text:tab/><text:tab/>if ((temp = send(sockfd, message + n_sent, len - n_sent, 0)) &lt;= 0) {</text:span></text:p>
      <text:p text:style-name="P6"><text:span text:style-name="T4"><text:tab/><text:tab/><text:tab/>perror("Error ");</text:span></text:p>
      <text:p text:style-name="P6"><text:span text:style-name="T4"><text:tab/><text:tab/><text:tab/>exit(-1);</text:span></text:p>
      <text:p text:style-name="P6"><text:span text:style-name="T4"><text:tab/><text:tab/>}</text:span></text:p>
      <text:p text:style-name="P6"><text:span text:style-name="T4"><text:tab/><text:tab/>n_sent += temp;</text:span></text:p>
      <text:p text:style-name="P6"><text:span text:style-name="T4"><text:tab/>}</text:span></text:p>
      <text:p text:style-name="P6"><text:span text:style-name="T4">}</text:span></text:p>
      <text:p text:style-name="P5"/>
      <text:p text:style-name="P6"><text:span text:style-name="T4">int recv_message(int sockfd, char buffer[MAX_LEN], int recv_size) {</text:span></text:p>
      <text:p text:style-name="P6"><text:span text:style-name="T4"><text:tab/>int n_recv = 0;</text:span></text:p>
      <text:p text:style-name="P6"><text:span text:style-name="T4"><text:tab/>while (n_recv &lt; recv_size) {</text:span></text:p>
      <text:p text:style-name="P6"><text:span text:style-name="T4"><text:tab/><text:tab/>int temp;</text:span></text:p>
      <text:p text:style-name="P6"><text:span text:style-name="T4"><text:tab/><text:tab/>if ((temp = recv(sockfd, buffer + n_recv, MAX_LEN - n_recv, 0)) &lt;= 0) {</text:span></text:p>
      <text:p text:style-name="P6"><text:span text:style-name="T4"><text:tab/><text:tab/><text:tab/>if (temp == 0)</text:span></text:p>
      <text:p text:style-name="P6"><text:span text:style-name="T4"><text:tab/><text:tab/><text:tab/><text:tab/>break;</text:span></text:p>
      <text:p text:style-name="P6"><text:span text:style-name="T4"><text:tab/><text:tab/><text:tab/>perror("Error ");</text:span></text:p>
      <text:p text:style-name="P6"><text:span text:style-name="T4"><text:tab/><text:tab/><text:tab/>exit(-1);</text:span></text:p>
      <text:p text:style-name="P6"><text:span text:style-name="T4"><text:tab/><text:tab/>}</text:span></text:p>
      <text:p text:style-name="P6"><text:span text:style-name="T4"><text:tab/><text:tab/>n_recv += temp;</text:span></text:p>
      <text:p text:style-name="P6"><text:span text:style-name="T4"><text:tab/>}</text:span></text:p>
      <text:p text:style-name="P6"><text:span text:style-name="T4"><text:tab/>return n_recv;</text:span></text:p>
      <text:p text:style-name="P6"><text:span text:style-name="T4">}</text:span></text:p>
      <text:p text:style-name="P5"/>
      <text:p text:style-name="P6"><text:span text:style-name="T4">/* Client main program */</text:span></text:p>
      <text:p text:style-name="P6"><text:span text:style-name="T4">int main(int argc, char *argv[]) {</text:span></text:p>
      <text:p text:style-name="P6"><text:span text:style-name="T4"><text:tab/>if (argc &lt; 3) {</text:span></text:p>
      <text:p text:style-name="P6"><text:span text:style-name="T4"><text:tab/>printf("Please enter command line arguments [IP_ADDRESS] [FILENAME]\n");</text:span></text:p>
      <text:p text:style-name="P6"><text:span text:style-name="T4"><text:tab/><text:tab/>exit(-1);</text:span></text:p>
      <text:p text:style-name="P6"><text:span text:style-name="T4"><text:tab/>}</text:span></text:p>
      <text:p text:style-name="P6"><text:span text:style-name="T4"><text:tab/>printf("---------------------------------------------------------------\n");</text:span></text:p>
      <text:p text:style-name="P6"><text:span text:style-name="T4"><text:tab/>printf("CLIENT\n");</text:span></text:p>
      <text:p text:style-name="P6"><text:span text:style-name="T4"><text:tab/>printf("---------------------------------------------------------------\n");</text:span></text:p>
      <text:p text:style-name="P5"/>
      <text:p text:style-name="P6"><text:span text:style-name="T4"><text:tab/>/* Generate a prime number and its primitive root (publicly known) */</text:span></text:p>
      <text:p text:style-name="P6"><text:span text:style-name="T4"><text:tab/>GlobalInfo g;<text:tab/></text:span></text:p>
      <text:p text:style-name="P6"><text:span text:style-name="T4"><text:tab/>g.prime = GeneratePrime();</text:span></text:p>
      <text:p text:style-name="P6"><text:span text:style-name="T4"><text:tab/>printf("** Global prime - %d\n", g.prime);</text:span></text:p>
      <text:p text:style-name="P6"><text:span text:style-name="T4"><text:tab/>g.generator = GeneratePrimitiveRoot(g.prime);</text:span></text:p>
      <text:p text:style-name="P6"><text:span text:style-name="T4"><text:tab/>printf("** Global primitive root - %d\n\n", g.generator);</text:span></text:p>
      <text:p text:style-name="P5"/>
      <text:p text:style-name="P6"><text:span text:style-name="T4"><text:tab/>/* Choose a private key for the client */</text:span></text:p>
      <text:p text:style-name="P6"><text:span text:style-name="T4"><text:tab/>int private_key = rand() % (g.prime - 1) + 1;</text:span></text:p>
      <text:p text:style-name="P6"><text:span text:style-name="T4"><text:tab/>int public_key = compute_exp_modulo(g.generator, private_key, g.prime);</text:span></text:p>
      <text:p text:style-name="P6"><text:span text:style-name="T4"><text:tab/>printf("*** Client private key : %d\n", private_key);</text:span></text:p>
      <text:p text:style-name="P6"><text:span text:style-name="T4"><text:tab/>printf("*** Client public key : %d\n\n", public_key);</text:span></text:p>
      <text:p text:style-name="P5"/>
      <text:p text:style-name="P6"><text:span text:style-name="T4"><text:tab/>/* Establish socket connection with the server */</text:span></text:p>
      <text:p text:style-name="P6"><text:span text:style-name="T4"><text:tab/>int sockfd;</text:span></text:p>
      <text:p text:style-name="P6"><text:span text:style-name="T4"><text:tab/>if ((sockfd = socket(AF_INET, SOCK_STREAM, 0)) &lt; 0) {</text:span></text:p>
      <text:p text:style-name="P6"><text:span text:style-name="T4"><text:tab/><text:tab/>perror("Error ");</text:span></text:p>
      <text:p text:style-name="P6"><text:span text:style-name="T4"><text:tab/><text:tab/>exit(-1);</text:span></text:p>
      <text:p text:style-name="P6"><text:span text:style-name="T4"><text:tab/>}</text:span></text:p>
      <text:p text:style-name="P6"><text:soft-page-break/><text:span text:style-name="T4"><text:tab/>struct sockaddr_in serv_addr;</text:span></text:p>
      <text:p text:style-name="P6"><text:span text:style-name="T4"><text:tab/>memset(&amp;serv_addr, 0, sizeof(serv_addr));</text:span></text:p>
      <text:p text:style-name="P6"><text:span text:style-name="T4"><text:tab/>sockfd = socket(AF_INET, SOCK_STREAM, 0);</text:span></text:p>
      <text:p text:style-name="P6"><text:span text:style-name="T4"><text:tab/>serv_addr.sin_family = AF_INET;</text:span></text:p>
      <text:p text:style-name="P6"><text:span text:style-name="T4"><text:tab/>serv_addr.sin_addr.s_addr = inet_addr(argv[1]);</text:span></text:p>
      <text:p text:style-name="P6"><text:span text:style-name="T4"><text:tab/>serv_addr.sin_port = htons(SERV_PORT);</text:span></text:p>
      <text:p text:style-name="P6"><text:span text:style-name="T4"><text:tab/></text:span></text:p>
      <text:p text:style-name="P6"><text:span text:style-name="T4"><text:tab/>/* Connect to the server */</text:span></text:p>
      <text:p text:style-name="P6"><text:span text:style-name="T4"><text:tab/>if (connect(sockfd, (struct sockaddr *) &amp;serv_addr, sizeof(serv_addr)) &lt; 0) {</text:span></text:p>
      <text:p text:style-name="P6"><text:span text:style-name="T4"><text:tab/><text:tab/>perror("Error ");</text:span></text:p>
      <text:p text:style-name="P6"><text:span text:style-name="T4"><text:tab/><text:tab/>exit(-1);</text:span></text:p>
      <text:p text:style-name="P6"><text:span text:style-name="T4"><text:tab/>}</text:span></text:p>
      <text:p text:style-name="P5"/>
      <text:p text:style-name="P6"><text:span text:style-name="T4"><text:tab/>/* Send public_key, generator and prime to the server */</text:span></text:p>
      <text:p text:style-name="P6"><text:span text:style-name="T4"><text:tab/>char message[MAX_LEN];</text:span></text:p>
      <text:p text:style-name="P6"><text:span text:style-name="T4"><text:tab/>memset(message, 0, sizeof(message));<text:tab/> </text:span></text:p>
      <text:p text:style-name="P6"><text:span text:style-name="T4"><text:tab/>int n = sprintf(message, "%d\n%d\n%d\n", public_key, g.prime, g.generator);</text:span></text:p>
      <text:p text:style-name="P6"><text:span text:style-name="T4"><text:tab/>send_message(sockfd, message, n);</text:span></text:p>
      <text:p text:style-name="P5"/>
      <text:p text:style-name="P6"><text:span text:style-name="T4"><text:tab/>/* Receive server public key */ </text:span></text:p>
      <text:p text:style-name="P6"><text:span text:style-name="T4"><text:tab/>n = recv_message(sockfd, message, sizeof(int) + sizeof(char));</text:span></text:p>
      <text:p text:style-name="P6"><text:span text:style-name="T4"><text:tab/>int public_key_server = atoi(message);</text:span></text:p>
      <text:p text:style-name="P6"><text:span text:style-name="T4"><text:tab/>printf("**** Server public key : %d\n\n", public_key_server);</text:span></text:p>
      <text:p text:style-name="P5"/>
      <text:p text:style-name="P6"><text:span text:style-name="T4"><text:tab/>/* Compute shared key and caesar key */</text:span></text:p>
      <text:p text:style-name="P6"><text:span text:style-name="T4"><text:tab/>int shared_key = compute_exp_modulo(public_key_server, private_key, g.prime);</text:span></text:p>
      <text:p text:style-name="P6"><text:span text:style-name="T4"><text:tab/>int caesar_key = shared_key % CAESAR_MOD;</text:span></text:p>
      <text:p text:style-name="P6"><text:span text:style-name="T4"><text:tab/>printf("***** Shared key : %d\n", shared_key);</text:span></text:p>
      <text:p text:style-name="P6"><text:span text:style-name="T4"><text:tab/>printf("***** Caesar key : %d\n\n", caesar_key);</text:span></text:p>
      <text:p text:style-name="P5"/>
      <text:p text:style-name="P6"><text:span text:style-name="T4"><text:tab/>/* Send file contents to server after encryption */</text:span></text:p>
      <text:p text:style-name="P6"><text:span text:style-name="T4"><text:tab/>FILE *input;</text:span></text:p>
      <text:p text:style-name="P6"><text:span text:style-name="T4"><text:tab/>if ((input = fopen(argv[2], "r")) == NULL) {</text:span></text:p>
      <text:p text:style-name="P6"><text:span text:style-name="T4"><text:tab/><text:tab/>perror("Error ");</text:span></text:p>
      <text:p text:style-name="P6"><text:span text:style-name="T4"><text:tab/><text:tab/>exit(-1);</text:span></text:p>
      <text:p text:style-name="P6"><text:span text:style-name="T4"><text:tab/>}</text:span></text:p>
      <text:p text:style-name="P6"><text:span text:style-name="T4"><text:tab/>printf("****** Sending file to server in encrypted format...\n");</text:span></text:p>
      <text:p text:style-name="P6"><text:span text:style-name="T4"><text:tab/>while ((n = fread(message, sizeof(char), MAX_LEN, input)) &gt; 0) {</text:span></text:p>
      <text:p text:style-name="P6"><text:span text:style-name="T4"><text:tab/><text:tab/>for (int i = 0; i &lt; n; i++) </text:span></text:p>
      <text:p text:style-name="P6"><text:span text:style-name="T4"><text:tab/><text:tab/><text:tab/>message[i] = caesar_encrypt(toupper(message[i]), caesar_key);</text:span></text:p>
      <text:p text:style-name="P6"><text:span text:style-name="T4"><text:tab/><text:tab/>send_message(sockfd, message, n);</text:span></text:p>
      <text:p text:style-name="P6"><text:span text:style-name="T4"><text:tab/>} </text:span></text:p>
      <text:p text:style-name="P6"><text:span text:style-name="T4"><text:tab/>fclose(input);</text:span></text:p>
      <text:p text:style-name="P6"><text:span text:style-name="T4"><text:tab/>printf("****** Finished sending the data to server!\n\n"); </text:span></text:p>
      <text:p text:style-name="P6"><text:span text:style-name="T4"><text:tab/>printf("---------------------------------------------------------------\n");</text:span></text:p>
      <text:p text:style-name="P6"><text:span text:style-name="T4"><text:tab/>close(sockfd);</text:span></text:p>
      <text:p text:style-name="P6"><text:span text:style-name="T4"><text:tab/>return 0;</text:span></text:p>
      <text:p text:style-name="P6"><text:span text:style-name="T4">}</text:span></text:p>
      <text:p text:style-name="P4"/>
      <text:p text:style-name="P4"/>
      <text:list xml:id="list15821168991374" text:continue-numbering="true" text:style-name="WWNum8">
        <text:list-item>
          <text:p text:style-name="P10"><text:span text:style-name="T1">Server Side</text:span></text:p>
        </text:list-item>
      </text:list>
      <text:p text:style-name="P7"/>
      <text:p text:style-name="P3"><text:span text:style-name="T4">#include &lt;stdio.h&gt;</text:span></text:p>
      <text:p text:style-name="P3"><text:span text:style-name="T4">#include &lt;stdlib.h&gt;</text:span></text:p>
      <text:p text:style-name="P3"><text:span text:style-name="T4">#include &lt;limits.h&gt;</text:span></text:p>
      <text:p text:style-name="P3"><text:span text:style-name="T4">#include &lt;sys/socket.h&gt;</text:span></text:p>
      <text:p text:style-name="P3"><text:soft-page-break/><text:span text:style-name="T4">#include &lt;sys/types.h&gt;</text:span></text:p>
      <text:p text:style-name="P3"><text:span text:style-name="T4">#include &lt;arpa/inet.h&gt;</text:span></text:p>
      <text:p text:style-name="P3"><text:span text:style-name="T4">#include &lt;string.h&gt;</text:span></text:p>
      <text:p text:style-name="P3"><text:span text:style-name="T4">#include &lt;unistd.h&gt;</text:span></text:p>
      <text:p text:style-name="P2"/>
      <text:p text:style-name="P3"><text:span text:style-name="T4">#define SERV_PORT 19000</text:span></text:p>
      <text:p text:style-name="P3"><text:span text:style-name="T4">#define MAX_LEN 1024</text:span></text:p>
      <text:p text:style-name="P3"><text:span text:style-name="T4">#define CAESAR_MOD 41<text:tab/></text:span></text:p>
      <text:p text:style-name="P3"><text:span text:style-name="T4">#define LISTEN_Q 5</text:span></text:p>
      <text:p text:style-name="P2"/>
      <text:p text:style-name="P3"><text:span text:style-name="T4">typedef struct GlobalInfo {</text:span></text:p>
      <text:p text:style-name="P3"><text:span text:style-name="T4"><text:tab/>int prime;</text:span></text:p>
      <text:p text:style-name="P3"><text:span text:style-name="T4"><text:tab/>int generator;</text:span></text:p>
      <text:p text:style-name="P3"><text:span text:style-name="T4">} GlobalInfo;</text:span></text:p>
      <text:p text:style-name="P2"/>
      <text:p text:style-name="P3"><text:span text:style-name="T4">int compute_exp_modulo(int a, int b, int p) {</text:span></text:p>
      <text:p text:style-name="P3"><text:span text:style-name="T4"><text:tab/>long long x = 1, y = a;</text:span></text:p>
      <text:p text:style-name="P3"><text:span text:style-name="T4"><text:tab/>while (b &gt; 0) {</text:span></text:p>
      <text:p text:style-name="P3"><text:span text:style-name="T4"><text:tab/><text:tab/>if (b % 2 == 1)</text:span></text:p>
      <text:p text:style-name="P3"><text:span text:style-name="T4"><text:tab/><text:tab/><text:tab/>x = (x * y) % p;</text:span></text:p>
      <text:p text:style-name="P3"><text:span text:style-name="T4"><text:tab/><text:tab/>y = (y * y) % p;</text:span></text:p>
      <text:p text:style-name="P3"><text:span text:style-name="T4"><text:tab/><text:tab/>b /= 2;</text:span></text:p>
      <text:p text:style-name="P3"><text:span text:style-name="T4"><text:tab/>}</text:span></text:p>
      <text:p text:style-name="P3"><text:span text:style-name="T4"><text:tab/>return (int)(x % p);</text:span></text:p>
      <text:p text:style-name="P3"><text:span text:style-name="T4">}</text:span></text:p>
      <text:p text:style-name="P2"/>
      <text:p text:style-name="P3"><text:span text:style-name="T4">/* Convert encrypted character to plaintext character */</text:span></text:p>
      <text:p text:style-name="P3"><text:span text:style-name="T4">char caesar_decrypt(char c, int key) {</text:span></text:p>
      <text:p text:style-name="P3"><text:span text:style-name="T4"><text:tab/>char dict[] = {' ','A','B','C','D','E','F','G','H','I','J','K','L','M','N',</text:span></text:p>
      <text:p text:style-name="P3"><text:span text:style-name="T4"><text:tab/><text:tab/><text:tab/><text:tab/><text:tab/><text:tab/><text:tab/><text:tab/>'O','P','Q','R','S','T','U','V','W','X','Y','Z',',','.',</text:span></text:p>
      <text:p text:style-name="P3"><text:span text:style-name="T4"><text:tab/><text:tab/><text:tab/><text:tab/><text:tab/><text:tab/><text:tab/><text:tab/>'?','0','1','2','3','4','5','6','7','8','9','!'};</text:span></text:p>
      <text:p text:style-name="P3"><text:span text:style-name="T4"><text:tab/>for (int i = 0; i &lt; CAESAR_MOD; i++) {</text:span></text:p>
      <text:p text:style-name="P3"><text:span text:style-name="T4"><text:tab/><text:tab/>if (dict[i] == c) </text:span></text:p>
      <text:p text:style-name="P3"><text:span text:style-name="T4"><text:tab/><text:tab/><text:tab/>return dict[(CAESAR_MOD + i - key) % CAESAR_MOD];</text:span></text:p>
      <text:p text:style-name="P3"><text:span text:style-name="T4"><text:tab/>}</text:span></text:p>
      <text:p text:style-name="P3"><text:span text:style-name="T4"><text:tab/>return c;</text:span></text:p>
      <text:p text:style-name="P3"><text:span text:style-name="T4">}</text:span></text:p>
      <text:p text:style-name="P2"/>
      <text:p text:style-name="P3"><text:span text:style-name="T4">void send_message(int sockfd, char message[MAX_LEN], int len) {</text:span></text:p>
      <text:p text:style-name="P3"><text:span text:style-name="T4"><text:tab/>int n_sent = 0;</text:span></text:p>
      <text:p text:style-name="P3"><text:span text:style-name="T4"><text:tab/>while (n_sent &lt; len) {</text:span></text:p>
      <text:p text:style-name="P3"><text:span text:style-name="T4"><text:tab/><text:tab/>int temp;</text:span></text:p>
      <text:p text:style-name="P3"><text:span text:style-name="T4"><text:tab/><text:tab/>if ((temp = send(sockfd, message + n_sent, len - n_sent, 0)) &lt;= 0) {</text:span></text:p>
      <text:p text:style-name="P3"><text:span text:style-name="T4"><text:tab/><text:tab/><text:tab/>perror("Error ");</text:span></text:p>
      <text:p text:style-name="P3"><text:span text:style-name="T4"><text:tab/><text:tab/><text:tab/>exit(-1);</text:span></text:p>
      <text:p text:style-name="P3"><text:span text:style-name="T4"><text:tab/><text:tab/>}</text:span></text:p>
      <text:p text:style-name="P3"><text:span text:style-name="T4"><text:tab/><text:tab/>n_sent += temp;</text:span></text:p>
      <text:p text:style-name="P3"><text:span text:style-name="T4"><text:tab/>}</text:span></text:p>
      <text:p text:style-name="P3"><text:span text:style-name="T4">}</text:span></text:p>
      <text:p text:style-name="P2"/>
      <text:p text:style-name="P3"><text:span text:style-name="T4">int recv_message(int sockfd, char buffer[MAX_LEN], int recv_size) {</text:span></text:p>
      <text:p text:style-name="P3"><text:span text:style-name="T4"><text:tab/>int n_recv = 0;</text:span></text:p>
      <text:p text:style-name="P3"><text:span text:style-name="T4"><text:tab/>while (n_recv &lt; recv_size) {</text:span></text:p>
      <text:p text:style-name="P3"><text:span text:style-name="T4"><text:tab/><text:tab/>int temp;</text:span></text:p>
      <text:p text:style-name="P3"><text:span text:style-name="T4"><text:tab/><text:tab/>if ((temp = recv(sockfd, buffer + n_recv, MAX_LEN - n_recv, 0)) &lt;= 0) {</text:span></text:p>
      <text:p text:style-name="P3"><text:soft-page-break/><text:span text:style-name="T4"><text:tab/><text:tab/><text:tab/>if (temp == 0)</text:span></text:p>
      <text:p text:style-name="P3"><text:span text:style-name="T4"><text:tab/><text:tab/><text:tab/><text:tab/>break;</text:span></text:p>
      <text:p text:style-name="P3"><text:span text:style-name="T4"><text:tab/><text:tab/><text:tab/>perror("Error ");</text:span></text:p>
      <text:p text:style-name="P3"><text:span text:style-name="T4"><text:tab/><text:tab/><text:tab/>exit(-1);</text:span></text:p>
      <text:p text:style-name="P3"><text:span text:style-name="T4"><text:tab/><text:tab/>}</text:span></text:p>
      <text:p text:style-name="P3"><text:span text:style-name="T4"><text:tab/><text:tab/>n_recv += temp;</text:span></text:p>
      <text:p text:style-name="P3"><text:span text:style-name="T4"><text:tab/>}</text:span></text:p>
      <text:p text:style-name="P3"><text:span text:style-name="T4"><text:tab/>return n_recv;</text:span></text:p>
      <text:p text:style-name="P3"><text:span text:style-name="T4">}</text:span></text:p>
      <text:p text:style-name="P2"/>
      <text:p text:style-name="P3"><text:span text:style-name="T4">/* Server main program */</text:span></text:p>
      <text:p text:style-name="P3"><text:span text:style-name="T4">int main(int argc, char *argv[]) {</text:span></text:p>
      <text:p text:style-name="P3"><text:span text:style-name="T4"><text:tab/>if (argc &lt; 2) {</text:span></text:p>
      <text:p text:style-name="P3"><text:span text:style-name="T4"><text:tab/><text:tab/>printf("Please enter command line arguments [IP_ADDRESS]\n");</text:span></text:p>
      <text:p text:style-name="P3"><text:span text:style-name="T4"><text:tab/><text:tab/>exit(-1);</text:span></text:p>
      <text:p text:style-name="P3"><text:span text:style-name="T4"><text:tab/>}</text:span></text:p>
      <text:p text:style-name="P3"><text:span text:style-name="T4"><text:tab/>printf("----------------------------------------------------------------\n");</text:span></text:p>
      <text:p text:style-name="P3"><text:span text:style-name="T4"><text:tab/>printf("SERVER\n");<text:tab/></text:span></text:p>
      <text:p text:style-name="P3"><text:span text:style-name="T4"><text:tab/>printf("----------------------------------------------------------------\n");</text:span></text:p>
      <text:p text:style-name="P3"><text:span text:style-name="T4"><text:tab/>printf("Server started! Waiting for connection from the client...\n\n");</text:span></text:p>
      <text:p text:style-name="P2"/>
      <text:p text:style-name="P3"><text:span text:style-name="T4"><text:tab/>GlobalInfo g;</text:span></text:p>
      <text:p text:style-name="P2"/>
      <text:p text:style-name="P3"><text:span text:style-name="T4"><text:tab/>/* Establish socket connection with the client */</text:span></text:p>
      <text:p text:style-name="P3"><text:span text:style-name="T4"><text:tab/>int server_sockfd, cli_sockfd;</text:span></text:p>
      <text:p text:style-name="P3"><text:span text:style-name="T4"><text:tab/>if ((server_sockfd = socket(AF_INET, SOCK_STREAM, 0)) &lt; 0) {</text:span></text:p>
      <text:p text:style-name="P3"><text:span text:style-name="T4"><text:tab/><text:tab/>perror("Error ");</text:span></text:p>
      <text:p text:style-name="P3"><text:span text:style-name="T4"><text:tab/><text:tab/>exit(-1);</text:span></text:p>
      <text:p text:style-name="P3"><text:span text:style-name="T4"><text:tab/>}</text:span></text:p>
      <text:p text:style-name="P3"><text:span text:style-name="T4"><text:tab/>struct sockaddr_in serv_addr;</text:span></text:p>
      <text:p text:style-name="P3"><text:span text:style-name="T4"><text:tab/>memset(&amp;serv_addr, 0, sizeof(serv_addr));</text:span></text:p>
      <text:p text:style-name="P3"><text:span text:style-name="T4"><text:tab/>serv_addr.sin_addr.s_addr = inet_addr(argv[1]);</text:span></text:p>
      <text:p text:style-name="P3"><text:span text:style-name="T4"><text:tab/>serv_addr.sin_family = AF_INET;</text:span></text:p>
      <text:p text:style-name="P3"><text:span text:style-name="T4"><text:tab/>serv_addr.sin_port = htons(SERV_PORT);</text:span></text:p>
      <text:p text:style-name="P2"/>
      <text:p text:style-name="P3"><text:span text:style-name="T4"><text:tab/>if (bind(server_sockfd, (struct sockaddr *) &amp;serv_addr, sizeof(serv_addr)) &lt; 0) {</text:span></text:p>
      <text:p text:style-name="P3"><text:span text:style-name="T4"><text:tab/><text:tab/>perror("Error ");</text:span></text:p>
      <text:p text:style-name="P3"><text:span text:style-name="T4"><text:tab/><text:tab/>exit(-1);</text:span></text:p>
      <text:p text:style-name="P3"><text:span text:style-name="T4"><text:tab/>}</text:span></text:p>
      <text:p text:style-name="P3"><text:span text:style-name="T4"><text:tab/>listen(server_sockfd, LISTEN_Q);</text:span></text:p>
      <text:p text:style-name="P2"/>
      <text:p text:style-name="P3"><text:span text:style-name="T4"><text:tab/>while (1) {</text:span></text:p>
      <text:p text:style-name="P3"><text:span text:style-name="T4"><text:tab/><text:tab/>if ((cli_sockfd = accept(server_sockfd, NULL, NULL)) &lt; 0) {</text:span></text:p>
      <text:p text:style-name="P3"><text:span text:style-name="T4"><text:tab/><text:tab/><text:tab/>perror("Error ");</text:span></text:p>
      <text:p text:style-name="P3"><text:span text:style-name="T4"><text:tab/><text:tab/><text:tab/>exit(-1);</text:span></text:p>
      <text:p text:style-name="P3"><text:span text:style-name="T4"><text:tab/><text:tab/>}</text:span></text:p>
      <text:p text:style-name="P3"><text:span text:style-name="T4"><text:tab/><text:tab/>printf("* Client connected!...\n\n");</text:span></text:p>
      <text:p text:style-name="P3"><text:span text:style-name="T4"><text:tab/><text:tab/></text:span></text:p>
      <text:p text:style-name="P3"><text:span text:style-name="T4"><text:tab/><text:tab/>char buffer[MAX_LEN];</text:span></text:p>
      <text:p text:style-name="P3"><text:span text:style-name="T4"><text:tab/><text:tab/>memset(buffer, 0, sizeof(buffer));</text:span></text:p>
      <text:p text:style-name="P3"><text:span text:style-name="T4"><text:tab/><text:tab/></text:span></text:p>
      <text:p text:style-name="P3"><text:span text:style-name="T4"><text:tab/><text:tab/>/* Receive key, generator and prime from client */</text:span></text:p>
      <text:p text:style-name="P3"><text:span text:style-name="T4"><text:tab/><text:tab/>int recv_size = sizeof(int) * 3 + sizeof(char) * 3;</text:span></text:p>
      <text:p text:style-name="P3"><text:span text:style-name="T4"><text:tab/><text:tab/>int n = recv_message(cli_sockfd, buffer, recv_size);</text:span></text:p>
      <text:p text:style-name="P3"><text:span text:style-name="T4"><text:tab/><text:tab/>int public_key_client = atoi(buffer);</text:span></text:p>
      <text:p text:style-name="P3"><text:span text:style-name="T4"><text:tab/><text:tab/>int i = 0;</text:span></text:p>
      <text:p text:style-name="P3"><text:span text:style-name="T4"><text:tab/><text:tab/>while (buffer[i] != '\n') </text:span></text:p>
      <text:p text:style-name="P3"><text:soft-page-break/><text:span text:style-name="T4"><text:tab/><text:tab/><text:tab/>i++;</text:span></text:p>
      <text:p text:style-name="P3"><text:span text:style-name="T4"><text:tab/><text:tab/>g.prime = atoi(buffer + ++i);</text:span></text:p>
      <text:p text:style-name="P3"><text:span text:style-name="T4"><text:tab/><text:tab/>while (buffer[i] != '\n')</text:span></text:p>
      <text:p text:style-name="P3"><text:span text:style-name="T4"><text:tab/><text:tab/><text:tab/>i++;</text:span></text:p>
      <text:p text:style-name="P3"><text:span text:style-name="T4"><text:tab/><text:tab/>g.generator = atoi(buffer + ++i);</text:span></text:p>
      <text:p text:style-name="P3"><text:span text:style-name="T4"><text:tab/><text:tab/>printf("** Client public key : %d\n", public_key_client);</text:span></text:p>
      <text:p text:style-name="P3"><text:span text:style-name="T4"><text:tab/><text:tab/>printf("** Global prime : %d\n", g.prime);</text:span></text:p>
      <text:p text:style-name="P3"><text:span text:style-name="T4"><text:tab/><text:tab/>printf("** Global primitive root : %d\n\n", g.generator);</text:span></text:p>
      <text:p text:style-name="P2"/>
      <text:p text:style-name="P3"><text:span text:style-name="T4"><text:tab/><text:tab/>/* Generate server private key and public key */</text:span></text:p>
      <text:p text:style-name="P3"><text:span text:style-name="T4"><text:tab/><text:tab/>int private_key = rand() % (g.prime - 1) + 1;</text:span></text:p>
      <text:p text:style-name="P3"><text:span text:style-name="T4"><text:tab/><text:tab/>int public_key = compute_exp_modulo(g.generator, private_key, g.prime);</text:span></text:p>
      <text:p text:style-name="P3"><text:span text:style-name="T4"><text:tab/><text:tab/>printf("*** Server private key : %d\n", private_key);</text:span></text:p>
      <text:p text:style-name="P3"><text:span text:style-name="T4"><text:tab/><text:tab/>printf("*** Server public key : %d\n\n", public_key);</text:span></text:p>
      <text:p text:style-name="P2"/>
      <text:p text:style-name="P3"><text:span text:style-name="T4"><text:tab/><text:tab/>/* Send public_key to the client */</text:span></text:p>
      <text:p text:style-name="P3"><text:span text:style-name="T4"><text:tab/><text:tab/>n = sprintf(buffer, "%d\n", public_key);</text:span></text:p>
      <text:p text:style-name="P3"><text:span text:style-name="T4"><text:tab/><text:tab/>send_message(cli_sockfd, buffer, n); </text:span></text:p>
      <text:p text:style-name="P2"/>
      <text:p text:style-name="P3"><text:span text:style-name="T4"><text:tab/><text:tab/>/* Compute shared key and caesar key */</text:span></text:p>
      <text:p text:style-name="P3"><text:span text:style-name="T4"><text:tab/> <text:s text:c="8"/>int shared_key = compute_exp_modulo(public_key_client, private_key, g.prime);</text:span></text:p>
      <text:p text:style-name="P3"><text:span text:style-name="T4"><text:tab/><text:tab/>int caesar_key = shared_key % CAESAR_MOD;</text:span></text:p>
      <text:p text:style-name="P3"><text:span text:style-name="T4"><text:tab/><text:tab/>printf("**** Shared key : %d\n", shared_key);</text:span></text:p>
      <text:p text:style-name="P3"><text:span text:style-name="T4"><text:tab/><text:tab/>printf("**** Caesar key : %d\n\n", caesar_key);</text:span></text:p>
      <text:p text:style-name="P2"/>
      <text:p text:style-name="P3"><text:span text:style-name="T4"><text:tab/><text:tab/>/* Receive encrypted text from client and write to output.txt file */</text:span></text:p>
      <text:p text:style-name="P3"><text:span text:style-name="T4"><text:tab/><text:tab/>printf("***** Receiving file from client...\n\n");</text:span></text:p>
      <text:p text:style-name="P3"><text:span text:style-name="T4"><text:tab/><text:tab/>FILE *output;</text:span></text:p>
      <text:p text:style-name="P3"><text:span text:style-name="T4"><text:tab/><text:tab/>if((output = fopen("output.txt","w")) &lt; 0) {</text:span></text:p>
      <text:p text:style-name="P3"><text:span text:style-name="T4"><text:tab/><text:tab/><text:tab/>perror("Error ");</text:span></text:p>
      <text:p text:style-name="P3"><text:span text:style-name="T4"><text:tab/><text:tab/><text:tab/>exit(-1);</text:span></text:p>
      <text:p text:style-name="P3"><text:span text:style-name="T4"><text:tab/><text:tab/>}</text:span></text:p>
      <text:p text:style-name="P3"><text:span text:style-name="T4"><text:tab/><text:tab/>while ((n = recv_message(cli_sockfd, buffer, MAX_LEN)) &gt; 0) {</text:span></text:p>
      <text:p text:style-name="P3"><text:span text:style-name="T4"><text:tab/><text:tab/><text:tab/>for (int i = 0; i &lt; n; i++) {</text:span></text:p>
      <text:p text:style-name="P3"><text:span text:style-name="T4"><text:tab/><text:tab/><text:tab/><text:tab/>printf("%c", buffer[i]);</text:span></text:p>
      <text:p text:style-name="P3"><text:span text:style-name="T4"><text:tab/><text:tab/><text:tab/><text:tab/>buffer[i] = caesar_decrypt(buffer[i], caesar_key);</text:span></text:p>
      <text:p text:style-name="P3"><text:span text:style-name="T4"><text:tab/><text:tab/><text:tab/>}</text:span></text:p>
      <text:p text:style-name="P3"><text:span text:style-name="T4"><text:tab/><text:tab/><text:tab/>fwrite(buffer, sizeof(char), n, output);</text:span></text:p>
      <text:p text:style-name="P3"><text:span text:style-name="T4"><text:tab/><text:tab/>}</text:span></text:p>
      <text:p text:style-name="P3"><text:span text:style-name="T4"><text:tab/><text:tab/>fclose(output);</text:span></text:p>
      <text:p text:style-name="P3"><text:span text:style-name="T4"><text:tab/><text:tab/>printf("\n\n***** Finished receiving data from client!\n\n");</text:span></text:p>
      <text:p text:style-name="P3"><text:span text:style-name="T4"><text:tab/><text:tab/>printf("----------------------------------------------------------------\n");</text:span></text:p>
      <text:p text:style-name="P3"><text:span text:style-name="T4"><text:tab/><text:tab/>close(cli_sockfd);</text:span></text:p>
      <text:p text:style-name="P3"><text:span text:style-name="T4"><text:tab/>}</text:span></text:p>
      <text:p text:style-name="P3"><text:span text:style-name="T4"><text:tab/>return 0;</text:span></text:p>
      <text:p text:style-name="P1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fo:language="en" fo:country="IN" style:font-name-asian="F" style:font-family-generic-asian="system" style:font-pitch-asian="variable" style:language-asian="en" style:country-asian="IN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1:26:58.920645071</meta:creation-date>
    <dc:date>2019-11-26T01:58:19.422965980</dc:date>
    <meta:editing-duration>PT7M1S</meta:editing-duration>
    <meta:editing-cycles>1</meta:editing-cycles>
    <meta:document-statistic meta:table-count="0" meta:image-count="0" meta:object-count="0" meta:page-count="11" meta:paragraph-count="517" meta:word-count="2353" meta:character-count="14637" meta:non-whitespace-character-count="11758"/>
    <meta:generator>LibreOffice/6.0.7.3$Linux_X86_64 LibreOffice_project/00m0$Build-3</meta:generator>
  </office:meta>
</office:document-meta>
</file>